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3.B1" style:family="table-cell">
      <style:table-cell-properties fo:padding="0.097cm" fo:border="0.002cm solid #000000"/>
    </style:style>
    <style:style style:name="Tabella33.A2" style:family="table-cell">
      <style:table-cell-properties fo:padding="0.097cm" fo:border-left="0.002cm solid #000000" fo:border-right="none" fo:border-top="none" fo:border-bottom="0.002cm solid #000000"/>
    </style:style>
    <style:style style:name="Tabella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Azione_20_sistema" style:list-style-name="Numerazione_20_UC"/>
    <style:style style:name="P6" style:family="paragraph" style:parent-style-name="Azione_20_sistema">
      <style:text-properties fo:font-weight="normal" style:font-weight-asian="normal" style:font-weight-complex="normal"/>
    </style:style>
    <style:style style:name="P7" style:family="paragraph" style:parent-style-name="Azione_20_sistema">
      <style:paragraph-properties fo:margin-left="0cm" fo:margin-right="0cm" fo:text-indent="0cm" style:auto-text-indent="false"/>
    </style:style>
    <style:style style:name="P8" style:family="paragraph" style:parent-style-name="Azione_20_sistema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9" style:family="paragraph" style:parent-style-name="Azione_20_sistema">
      <style:paragraph-properties fo:margin-left="2.487cm" fo:margin-right="0.028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Spostamento di un argom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Delegato Ret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Table_20_Contents">L'utente forum è stato autenticato dal sistema come Delegato Rettore e fatto l'accesso al forum 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1698374" text:style-name="Numerazione_20_UC">
              <text:list-item>
                <text:p text:style-name="Azione_20_attore">L'utente accede al forum (include <text:span text:style-name="T1">Visualizzazione lista argomenti</text:span>)</text:p>
                <text:p text:style-name="P5"/>
              </text:list-item>
              <text:list-item>
                <text:p text:style-name="Azione_20_attore">L'utente ricerca un argomento (include <text:span text:style-name="T1">Ricerca argomenti forum</text:span><text:span text:style-name="T2">)</text:span></text:p>
                <text:p text:style-name="P6">3.Il sistema mostra la lista degli argomenti ricercati</text:p>
                <text:p text:style-name="P8">4.L'utente seleziona un argomento</text:p>
                <text:p text:style-name="P7">5.L'utente seleziona la funzionalità di spostamento dell'argomento</text:p>
                <text:p text:style-name="P9"/>
                <text:p text:style-name="Azione_20_sistema">6.Il sistema mostra le varie sezioni dove è possibile spostare l'argomento</text:p>
                <text:p text:style-name="P7">7.L'utente seleziona una sezione dove spostare l'argomento</text:p>
                <text:p text:style-name="Azione_20_sistema"/>
                <text:p text:style-name="Azione_20_sistema">8.Il sistema memorizza l'argomento nella sezione scelta dall'utente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l sistema mostra un messaggio di successo dell'operazione 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Standard">N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Il sistema dovrà memorizzare lo spostamento in meno di 6 secondi</text:p>
          </table:table-cell>
        </table:table-row>
      </table:table>
      <text:p text:style-name="P4"/>
      <text:p text:style-name="P2">UC_H_55_Spostamento_Argomento: Spostamento di un argomen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-left="2.499cm" fo:margin-right="0cm" fo:margin-top="0cm" fo:margin-bottom="0cm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19T22:17:29.65</meta:creation-date>
    <meta:editing-duration>PT57S</meta:editing-duration>
    <meta:editing-cycles>10</meta:editing-cycles>
    <meta:generator>OpenOffice.org/3.3$Win32 OpenOffice.org_project/330m20$Build-9567</meta:generator>
    <dc:date>2012-10-23T11:57:40.84</dc:date>
    <meta:document-statistic meta:table-count="1" meta:image-count="0" meta:object-count="0" meta:page-count="1" meta:paragraph-count="24" meta:word-count="148" meta:character-count="1060"/>
    <dc:creator>Alfonso Piscitelli</dc:creator>
  </office:meta>
</office:document-meta>
</file>